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text:p>
      <text:p text:style-name="P2"/>
      <text:list xml:id="list4384730394275472126" text:style-name="L1">
        <text:list-item>
          <text:p text:style-name="P5">Schwarzmarkt</text:p>
        </text:list-item>
        <text:list-item>
          <text:p text:style-name="P5">zwielichtige Personen/Händler</text:p>
        </text:list-item>
        <text:list-item>
          <text:p text:style-name="P5">Tresen, mehrere Barhocker, Billard-Tisch, Sitzbänke mit Tischen, Säule mit Dartboard, kleine Bühne</text:p>
        </text:list-item>
        <text:list-item>
          <text:p text:style-name="P5">Wirt schaut finster drein</text:p>
        </text:list-item>
        <text:list-item>
          <text:p text:style-name="P5">Tür neben Tresen (führt nach hinten)</text:p>
        </text:list-item>
        <text:list-item>
          <text:p text:style-name="P5">Band mit seltsamen Instrumenten</text:p>
        </text:list-item>
      </text:list>
      <text:p text:style-name="P3"/>
      <text:p text:style-name="P3"/>
      <text:p text:style-name="P3"/>
      <text:p text:style-name="P3">Der Barkeeper schaut dich finster an, als du eintrittst. Ein nebliger Dunst aus Rauch füllt das Lokal. Schrille, psychodelische Musik dringt in deine Ohren und beginnt, deinen Verstand zu vernebeln. Es heißt, hier könne man alles bekommen, wonach verlangt wird – ob alles mit rechten Dingen zugeht? Der Tresen ist aus altem aber massiven Holz gefertigt, darüber mehrere Regale, gefüllt mit Alkohol. Davor sind acht Barhocker aufgestellt, auf denen zwielichtig wirkende Menschen Platz genommen haben. Ein Billardtisch steht inmitten des Raumes, eine Reihe von Sitzbänken mit Tischen ist an der Wand mit roten Milchglasfenstern aufgestellt und eine kleine Bühne am Ende der Reihe bietet Platz für eine Band. Direkt vor dir befindet sich eine Säule mit einem Dartboard. Neben dem Tresen entdeckst du eine Tür – was sich dahinter wohl befindet?</text:p>
      <text:p text:style-name="P3"/>
      <text:p text:style-name="P3">Items: Goldring, Eisenplatten, Wolfram, Süßigkeiten, Teddybär, Chips</text:p>
      <text:p text:style-name="P3"/>
      <text:p text:style-name="P3"/>
      <text:p text:style-name="P3">The barkeeper looks at you with a blink of despite as you entered. A foggy mist complies the room. Jarring and psychodelic music penetrated your ears and starts to obscure your mind. Your heard that you could get anything you need or desire here – but you don´t know if it´s legal. </text:p>
      <text:p text:style-name="P3">The counter is manufactured from massive dark wood, above it a couple of shelves with liquor. In front of it are eight stools offering seats for dubious characters. A pool table has been placed in the center of the room, some bench seats with tables alongside the wall with red opal glass windows and a small stage at the very end of the room. A band with strange looking instruments on this stage is responsible for the psychodelic music that provides the entire bar with a mystical flair. As you start looking through the room, your glance falls upon a door next to the counter – what might be behind it?</text:p>
      <text:p text:style-name="P3"/>
      <text:p text:style-name="P3">Items: Golden ring, iron plates, tungsten, candy, teddy, ch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M4S</meta:editing-duration>
    <meta:editing-cycles>11</meta:editing-cycles>
    <meta:generator>OpenOffice/4.1.3$Win32 OpenOffice.org_project/413m1$Build-9783</meta:generator>
    <dc:date>2017-11-21T10:32:24.15</dc:date>
    <dc:creator>Nico Enders</dc:creator>
    <meta:document-statistic meta:table-count="0" meta:image-count="0" meta:object-count="0" meta:page-count="1" meta:paragraph-count="12" meta:word-count="346" meta:character-count="2099"/>
    <meta:user-defined meta:name="Info 1"/>
    <meta:user-defined meta:name="Info 2"/>
    <meta:user-defined meta:name="Info 3"/>
    <meta:user-defined meta:name="Info 4"/>
  </office:meta>
</office:document-meta>
</file>